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nsformed Super-Fortran Grammar<text:line-break/><text:line-break/>[01] &lt;Program&gt; <text:s text:c="11"/>-&gt; BEGINPROG [ProgName] [EndLine] &lt;Variables&gt; &lt;Code&gt; ENDPROG<text:line-break/>[02] &lt;Variables&gt; <text:tab/> <text:s/>-&gt; VARIABLES &lt;VarList&gt; [EndLine]<text:line-break/>[03]<text:tab/><text:tab/><text:tab/> <text:s/>-&gt; EPSILON<text:line-break/>[04] &lt;VarList&gt; <text:s text:c="13"/>-&gt; [VarName] &lt;VarListEnd&gt;<text:line-break/>[05] &lt;VarListEnd&gt; <text:s text:c="6"/>-&gt; EPSILON<text:line-break/>[06]<text:tab/><text:tab/><text:tab/> <text:s/>-&gt; COMMA &lt;VarList&gt;<text:line-break/>[07] &lt;Code&gt;<text:tab/><text:tab/> <text:s/>-&gt; EPSILON<text:line-break/>[08]<text:tab/><text:tab/><text:tab/> <text:s/>-&gt; &lt;Instruction&gt; [EndLine] &lt;Code&gt;<text:line-break/>[09] &lt;Instruction&gt;<text:tab/> <text:s/>-&gt; &lt;Assign&gt;<text:line-break/>[10]<text:tab/><text:tab/><text:tab/> <text:s/>-&gt; &lt;If&gt;<text:line-break/>[11]<text:tab/><text:tab/><text:tab/> <text:s/>-&gt; &lt;While&gt;<text:line-break/>[12]<text:tab/><text:tab/><text:tab/> <text:s/>-&gt; &lt;For&gt;<text:line-break/>[13]<text:tab/><text:tab/><text:tab/> <text:s/>-&gt; &lt;Print&gt;<text:line-break/>[14]<text:tab/><text:tab/><text:tab/> <text:s/>-&gt; &lt;Read&gt;<text:line-break/>[15] &lt;Assign&gt;<text:tab/><text:tab/> <text:s/>-&gt; [VarName] ASSIGN &lt;ExprArith&gt;<text:line-break/>[16] &lt;ExprArith&gt;<text:tab/> <text:s/>-&gt; &lt;HpExpr&gt; &lt;LpExpr&gt;<text:line-break/>[17] &lt;HpProg&gt;<text:tab/> <text:s/>-&gt; &lt;SimpleExpr&gt; &lt;HpExpr&gt;<text:line-break/>[18] &lt;HpExpr&gt; <text:s text:c="12"/>-&gt; &lt;HpOp&gt; &lt;SimpleExpr&gt; &lt;HpExpr&gt;<text:line-break/>[19] <text:tab/><text:tab/><text:tab/> <text:s/>-&gt; EPSILON<text:line-break/>[20] &lt;LpExpr&gt; <text:s text:c="12"/>-&gt; &lt;LpOp&gt; &lt;HpProd&gt;<text:line-break/>[21] <text:tab/><text:tab/><text:tab/> <text:s/>-&gt; EPSILON<text:line-break/>[22] &lt;SimpleExpr&gt;<text:tab/> <text:s/>-&gt; [VarName]<text:line-break/>[23] <text:tab/><text:tab/><text:tab/> <text:s/>-&gt; [Number]<text:line-break/>[24]<text:tab/><text:tab/><text:tab/> <text:s/>-&gt; LPAREN &lt;ExprArith&gt; RPAREN<text:line-break/>[25]<text:tab/><text:tab/><text:tab/> <text:s/>-&gt; MINUS &lt;SimpleExpr&gt;<text:line-break/>[26] &lt;LpOp&gt;<text:tab/><text:tab/> <text:s/>-&gt; PLUS<text:line-break/>[27] <text:tab/><text:tab/><text:tab/> <text:s/>-&gt; MINUS<text:line-break/>[28] &lt;HpOp&gt;<text:tab/><text:tab/> <text:s/>-&gt; TIMES<text:line-break/>[29] <text:tab/><text:tab/><text:tab/> <text:s/>-&gt; DIVIDE<text:line-break/>[30] &lt;If&gt;<text:tab/><text:tab/> <text:s/>-&gt; IF &lt;Cond&gt; THEN &lt;Code&gt; &lt;IfElse&gt; ENDIF<text:line-break/>[31] &lt;IfElse&gt;<text:tab/><text:tab/> <text:s/>-&gt; ELSE [EndLine] &lt;Code&gt;<text:line-break/>[32]<text:tab/><text:tab/><text:tab/> <text:s/>-&gt; EPSILON<text:line-break/>[33] &lt;Cond&gt;<text:tab/><text:tab/> <text:s/>-&gt; &lt;PCond&gt; &lt;LpCond&gt;<text:line-break/>[34] &lt;PCond&gt;<text:tab/><text:tab/> <text:s/>-&gt; &lt;SimpleExpr&gt; &lt;HpCond&gt;<text:line-break/>[35] &lt;HpCond&gt; <text:s text:c="11"/>-&gt; AND &lt;SimpleCond&gt; &lt;HpCond&gt;<text:line-break/>[36] <text:tab/><text:tab/><text:tab/> <text:s/>-&gt; EPSILON<text:line-break/>[37] &lt;LpCond&gt; <text:s text:c="12"/>-&gt; OR &lt;PCond&gt; &lt;LpCond&gt;<text:line-break/>[38] <text:tab/><text:tab/><text:tab/> <text:s/>-&gt; EPSILON<text:line-break/>[39] &lt;SimpleCond&gt;<text:tab/> <text:s/>-&gt; NOT &lt;SimpleCond&gt;<text:line-break/>[40]<text:tab/><text:tab/><text:tab/> <text:s/>-&gt; &lt;ExprArith&gt; &lt;Comp&gt; &lt;ExprArith&gt;<text:line-break/>[41] &lt;Comp&gt;<text:tab/> <text:s text:c="5"/><text:tab/> <text:s/>-&gt; EQ<text:line-break/>[42] <text:tab/><text:tab/><text:tab/> <text:s/>-&gt; GEQ<text:line-break/>[43]<text:tab/><text:tab/><text:tab/> <text:s/>-&gt; GT<text:line-break/>[44]<text:tab/><text:tab/><text:tab/> <text:s/>-&gt; LEQ<text:line-break/>[45]<text:tab/><text:tab/><text:tab/> <text:s/>-&gt; LT<text:line-break/>[46]<text:tab/><text:tab/><text:tab/> <text:s/>-&gt; NEQ<text:line-break/>[47] &lt;While&gt;<text:tab/><text:tab/> <text:s/>-&gt; WHILE &lt;Cond&gt; DO &lt;Code&gt; ENDWHILE<text:line-break/>[48] &lt;For&gt;<text:tab/><text:tab/> <text:s/>-&gt; FOR [VarName] ASSIGN &lt;ExprArith&gt; TO &lt;ExprArith&gt; DO &lt;Code&gt; ENDFOR<text:line-break/>[49] &lt;Print&gt;<text:tab/><text:tab/> <text:s/>-&gt; PRINT LPAREN &lt;ExprList&gt; RPAREN<text:line-break/><text:soft-page-break/>[50] &lt;Read&gt;<text:tab/><text:tab/> <text:s/>-&gt; READ LPAREN &lt;VarList&gt; RPAREN<text:line-break/>[51] &lt;ExpList&gt; <text:s text:c="12"/>-&gt; &lt;ExprArith&gt; &lt;ExpListEnd&gt;<text:line-break/>[52] &lt;ExpListEnd&gt;<text:tab/> <text:s/>-&gt; EPSILON<text:line-break/>[53] <text:tab/><text:tab/><text:tab/> <text:s/>-&gt; COMMA &lt;ExpLis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document-statistic meta:table-count="0" meta:image-count="0" meta:object-count="0" meta:page-count="2" meta:paragraph-count="1" meta:word-count="247" meta:character-count="1862"/>
  </office:meta>
</office:document-meta>
</file>